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text-properties officeooo:paragraph-rsid="00145eeb"/>
    </style:style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T1" style:family="text">
      <style:text-properties officeooo:rsid="00145e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Scalability</text:span></text:p>
      <text:p text:style-name="Standard">The ability to handle increasing load efficiently <text:span text:style-name="Strong_20_Emphasis">without performance issues</text:span>.</text:p>
      <text:p text:style-name="Standard"/>
      <text:p text:style-name="Standard"><text:span text:style-name="Strong_20_Emphasis">Load:</text:span></text:p>
      <text:list text:style-name="L1">
        <text:list-item>
          <text:p text:style-name="P1">Users</text:p>
        </text:list-item>
        <text:list-item>
          <text:p text:style-name="P1">Traffic</text:p>
        </text:list-item>
        <text:list-item>
          <text:p text:style-name="P1">Data, etc.</text:p>
        </text:list-item>
      </text:list>
      <text:p text:style-name="Standard"/>
      <text:p text:style-name="Standard"><text:span text:style-name="Strong_20_Emphasis">How Can We Detect Increasing Load?</text:span></text:p>
      <text:list text:style-name="L2">
        <text:list-item>
          <text:p text:style-name="P2"><text:span text:style-name="Strong_20_Emphasis">Monitoring Tools:</text:span></text:p>
          <text:list>
            <text:list-item>
              <text:p text:style-name="P2"><text:span text:style-name="Strong_20_Emphasis">Grafana</text:span> → Dashboard for visualizing system metrics.</text:p>
            </text:list-item>
            <text:list-item>
              <text:p text:style-name="P2"><text:span text:style-name="Strong_20_Emphasis">Prometheus</text:span> → Query and collect system metrics.</text:p>
            </text:list-item>
          </text:list>
        </text:list-item>
        <text:list-item>
          <text:p text:style-name="P2"><text:span text:style-name="Strong_20_Emphasis">Log Analysis Tools:</text:span></text:p>
          <text:list>
            <text:list-item>
              <text:p text:style-name="P2"><text:span text:style-name="Strong_20_Emphasis">Elasticsearch</text:span> → Application logging and search.</text:p>
            </text:list-item>
            <text:list-item>
              <text:p text:style-name="P2"><text:span text:style-name="Strong_20_Emphasis">Logstash</text:span> → Collect, parse, and transform logs.</text:p>
            </text:list-item>
            <text:list-item>
              <text:p text:style-name="P2"><text:span text:style-name="Strong_20_Emphasis">Kibana</text:span> → Data visualization and log analysis.</text:p>
            </text:list-item>
          </text:list>
        </text:list-item>
        <text:list-item>
          <text:p text:style-name="P2"><text:span text:style-name="Strong_20_Emphasis">Cloud Monitoring Solutions:</text:span></text:p>
          <text:list>
            <text:list-item>
              <text:p text:style-name="P2"><text:span text:style-name="Strong_20_Emphasis">AWS CloudWatch</text:span> → Collect and analyze metrics for <text:span text:style-name="T1">AWS-hosted</text:span> applications.</text:p>
            </text:list-item>
            <text:list-item>
              <text:p text:style-name="P2"><text:span text:style-name="Strong_20_Emphasis">GCP Stackdriver</text:span> → Monitor and manage GCP-hosted applications.</text:p>
            </text:list-item>
          </text:list>
        </text:list-item>
        <text:list-item>
          <text:p text:style-name="P2"><text:span text:style-name="Strong_20_Emphasis">Tracing Tools:</text:span></text:p>
          <text:list>
            <text:list-item>
              <text:p text:style-name="P2"><text:span text:style-name="Strong_20_Emphasis">Zipkin</text:span> → Collects timing data to troubleshoot latency problems.</text:p>
            </text:list-item>
          </text:list>
        </text:list-item>
      </text:list>
      <text:p text:style-name="Standard"/>
      <text:p text:style-name="Standard"><text:span text:style-name="Strong_20_Emphasis">A System is Considered Scalable if It Can Handle Increasing Load Efficiently Without Performance Issues.</text:span></text:p>
      <text:p text:style-name="Standard"/>
      <text:p text:style-name="Standard"><text:span text:style-name="Strong_20_Emphasis">Key Metrics to Detect Load Changes:</text:span></text:p>
      <text:p text:style-name="Standard"><text:span text:style-name="Strong_20_Emphasis">1) System Specs:</text:span></text:p>
      <text:list text:style-name="L3">
        <text:list-item>
          <text:p text:style-name="P3"><text:span text:style-name="Strong_20_Emphasis">CPU Utilization (%)</text:span> → High CPU usage indicates increased workload.</text:p>
        </text:list-item>
        <text:list-item>
          <text:p text:style-name="P3"><text:span text:style-name="Strong_20_Emphasis">Memory Usage (%)</text:span> → High memory usage can indicate increased load, memory leaks, or inefficient resource use.</text:p>
        </text:list-item>
      </text:list>
      <text:p text:style-name="Standard"><text:span text:style-name="Strong_20_Emphasis">2) Web Traffic:</text:span></text:p>
      <text:list text:style-name="L4">
        <text:list-item>
          <text:p text:style-name="P4"><text:span text:style-name="Strong_20_Emphasis">RPS (Requests Per Second)</text:span> → A spike in HTTP/gRPC requests indicates rising system demand.</text:p>
        </text:list-item>
        <text:list-item>
          <text:p text:style-name="P4"><text:span text:style-name="Strong_20_Emphasis">Response Time - Latency (ms)</text:span> → If API response time increases, the system is struggling to handle the load.</text:p>
        </text:list-item>
      </text:list>
      <text:p text:style-name="Standard"><text:span text:style-name="Strong_20_Emphasis">3) Application Performance:</text:span></text:p>
      <text:list text:style-name="L5">
        <text:list-item>
          <text:p text:style-name="P5"><text:span text:style-name="Strong_20_Emphasis">Error Rate (%)</text:span> → An increase in <text:span text:style-name="Source_20_Text">HTTP 500 Internal Error / HTTP 503 Service Unavailable</text:span> indicates high load or failures.</text:p>
        </text:list-item>
      </text:list>
      <text:p text:style-name="Standard"><text:span text:style-name="Strong_20_Emphasis">4) Database Performance:</text:span></text:p>
      <text:list text:style-name="L6">
        <text:list-item>
          <text:p text:style-name="P6"><text:span text:style-name="Strong_20_Emphasis">DB Connections Per Second / Queries Per Second</text:span> → A high number of queries or connections can cause slow responses or database bottlenecks.</text:p>
        </text:list-item>
      </text:list>
      <text:p text:style-name="Standard"><text:span text:style-name="Strong_20_Emphasis">5) Message Broker Load:</text:span></text:p>
      <text:list text:style-name="L7">
        <text:list-item>
          <text:p text:style-name="P7"><text:span text:style-name="Strong_20_Emphasis">Queue Length (Kafka / RabbitMQ, etc.)</text:span> → Long queues indicate the system cannot process messages fast enough, signaling a need for more consumers or better processing power.</text:p>
        </text:list-item>
      </text:list>
      <text:p text:style-name="Standard"><text:span text:style-name="Strong_20_Emphasis">6) JVM Performance (For Java Applications):</text:span></text:p>
      <text:list text:style-name="L8">
        <text:list-item>
          <text:p text:style-name="P8"><text:span text:style-name="Strong_20_Emphasis">Thread Pool Saturation</text:span> → If worker threads are maxed out, new requests get delaye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6T18:00:04.370977800</meta:creation-date>
    <dc:date>2025-03-26T18:10:07.113317100</dc:date>
    <meta:editing-duration>PT10M3S</meta:editing-duration>
    <meta:editing-cycles>1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35" meta:word-count="304" meta:character-count="1854" meta:non-whitespace-character-count="1608"/>
  </office:meta>
</office:document-meta>
</file>